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333333" draw:marker-start-width="0.252cm" draw:marker-end="線の終点_20_5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333333" draw:marker-start="線の終点_20_5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7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6cm"/>
      <style:paragraph-properties style:writing-mode="lr-tb"/>
    </style:style>
    <style:style style:name="gr5" style:family="graphic" style:parent-style-name="objectwithoutfill">
      <style:graphic-properties svg:stroke-width="0.053cm" svg:stroke-color="#78037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塗りつぶしなし線なしオブジェクト">
      <style:graphic-properties draw:stroke="none" draw:stroke-dash="Long_20_Dash_20__28_Rounded_29_" svg:stroke-width="0.018cm" svg:stroke-color="#780373" draw:marker-start-width="0.227cm" draw:marker-end-width="0.227cm" svg:stroke-opacity="100%" svg:stroke-linecap="round" draw:fill="solid" draw:fill-color="#e0c2cd" draw:textarea-horizontal-align="center" draw:textarea-vertical-align="middle" fo:padding-top="0.134cm" fo:padding-bottom="0.134cm" fo:padding-left="0.259cm" fo:padding-right="0.259cm" draw:shadow="visible" draw:shadow-offset-x="0.071cm" draw:shadow-offset-y="0.071cm" draw:shadow-color="#650953" draw:shadow-opacity="71%" draw:ole-draw-aspect="1" style:protect="size"/>
    </style:style>
    <style:style style:name="P1" style:family="paragraph">
      <loext:graphic-properties draw:fill="none"/>
      <style:paragraph-properties fo:text-align="center"/>
      <style:text-properties fo:font-style="italic"/>
    </style:style>
    <style:style style:name="P2" style:family="paragraph">
      <loext:graphic-properties draw:fill="none"/>
      <style:paragraph-properties fo:margin-top="0cm" fo:margin-bottom="0cm" fo:text-align="center" style:writing-mode="lr-tb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hilanka" fo:font-size="20pt" fo:font-style="italic" style:font-size-asian="20pt" style:font-style-asian="italic" style:font-size-complex="20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650953" loext:opacity="100%" style:font-name="Chilanka" fo:font-size="16pt" fo:font-style="italic" fo:background-color="transparent" style:font-size-asian="16pt" style:font-style-asian="italic" style:font-size-complex="16pt" style:font-style-complex="italic"/>
    </style:style>
    <style:style style:name="P8" style:family="paragraph">
      <loext:graphic-properties draw:fill="solid" draw:fill-color="#e0c2cd"/>
      <style:paragraph-properties fo:text-align="center"/>
    </style:style>
    <style:style style:name="T1" style:family="text">
      <style:text-properties style:font-name="Chilanka"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650953" loext:opacity="100%" style:font-name="Chilanka" fo:font-size="16pt" fo:font-style="italic" fo:background-color="transparent" style:font-size-asian="16pt" style:font-style-asian="italic" style:font-size-complex="16pt" style:font-style-complex="italic"/>
    </style:style>
    <style:style style:name="T3" style:family="text">
      <style:text-properties fo:color="#650953" loext:opacity="100%" style:font-name="Chilanka" fo:font-size="16pt" fo:font-style="normal" fo:background-color="transparent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line draw:style-name="gr1" draw:text-style-name="P1" draw:layer="layout" svg:x1="0.246cm" svg:y1="3.538cm" svg:x2="5.361cm" svg:y2="3.538cm">
              <text:p/>
            </draw:line>
            <draw:line draw:style-name="gr2" draw:text-style-name="P2" draw:layer="layout" svg:x1="0.977cm" svg:y1="0.65cm" svg:x2="0.977cm" svg:y2="3.994cm">
              <text:p/>
            </draw:line>
            <draw:frame draw:style-name="gr3" draw:text-style-name="P4" draw:layer="layout" svg:width="0.877cm" svg:height="1.026cm" svg:x="5cm" svg:y="3.401cm">
              <draw:text-box>
                <text:p text:style-name="P3"><text:span text:style-name="T1">x</text:span></text:p>
              </draw:text-box>
            </draw:frame>
            <draw:frame draw:style-name="gr4" draw:text-style-name="P4" draw:layer="layout" svg:width="0.876cm" svg:height="1.026cm" svg:x="0.247cm" svg:y="0.1cm">
              <draw:text-box>
                <text:p text:style-name="P3"><text:span text:style-name="T1">y</text:span></text:p>
              </draw:text-box>
            </draw:frame>
            <draw:line draw:style-name="gr5" draw:text-style-name="P5" draw:layer="layout" svg:x1="0.1cm" svg:y1="1.41cm" svg:x2="5.508cm" svg:y2="1.41cm">
              <text:p/>
            </draw:line>
            <draw:frame draw:style-name="gr3" draw:text-style-name="P7" draw:layer="layout" svg:width="3.068cm" svg:height="0.999cm" svg:x="2.585cm" svg:y="0.563cm">
              <draw:text-box>
                <text:p text:style-name="P6"><text:span text:style-name="T2">y </text:span><text:span text:style-name="T3">=</text:span><text:span text:style-name="T2">f(x) </text:span><text:span text:style-name="T3">=</text:span><text:span text:style-name="T2">a</text:span></text:p>
              </draw:text-box>
            </draw:frame>
            <draw:frame draw:style-name="gr6" draw:text-style-name="P7" draw:layer="layout" svg:width="0.73cm" svg:height="1cm" svg:x="0.247cm" svg:y="1.323cm">
              <draw:text-box>
                <text:p text:style-name="P6"><text:span text:style-name="T2">a</text:span></text:p>
              </draw:text-box>
            </draw:frame>
            <draw:frame draw:style-name="gr7" draw:text-style-name="P8" draw:layer="layout" svg:width="4.048cm" svg:height="1.478cm" svg:x="1.3cm" svg:y="1.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5" draw:display-name="線の終点 5" svg:viewBox="0 0 20 13" svg:d="M0 13l10-13 10 13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9-24T03:42:27.648773090</dc:date>
    <meta:editing-duration>PT33M18S</meta:editing-duration>
    <meta:editing-cycles>14</meta:editing-cycles>
    <meta:generator>LibreOffice/7.3.6.2$Linux_X86_64 LibreOffice_project/30$Build-2</meta:generator>
    <meta:document-statistic meta:object-count="10"/>
  </office:meta>
</office:document-meta>
</file>

<file path=Object 1/content.xml><?xml version="1.0" encoding="utf-8"?>
<math xmlns="http://www.w3.org/1998/Math/MathML" display="block">
  <semantics>
    <mrow>
      <mfrac>
        <mrow>
          <mi mathvariant="italic">df</mi>
          <mrow>
            <mo fence="true" form="prefix" stretchy="false">(</mo>
            <mrow>
              <mi>x</mi>
            </mrow>
            <mo fence="true" form="postfix" stretchy="false">)</mo>
          </mrow>
        </mrow>
        <mi mathvariant="italic">dx</mi>
      </mfrac>
      <mo stretchy="false">=</mo>
      <mfrac>
        <mi mathvariant="italic">da</mi>
        <mi mathvariant="italic">dx</mi>
      </mfrac>
      <mo stretchy="false">=</mo>
      <mn>0.</mn>
    </mrow>
    <annotation encoding="StarMath 5.0">{df(x)} over {dx} = {da} over {dx} = 0.</annotation>
  </semantics>
</math>
</file>